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- Quiosque</text:p>
      <text:p text:style-name="P1">Barraca (quiosque) em uma praça onde não é possível manter um computador de mesa mas que tem a disponibilidade um smartphone e conexão WiFi. O principal produto de vendas são milk shakes e a opção de montar seu próprio açaí em um carrinho, além de outras opções do gênero.</text:p>
      <text:p text:style-name="P1"/>
      <text:p text:style-name="P1">Quando os clientes chegarem seria bom ter um número e um nome para identificá los para assim todos os pedidos que fizerem serem somados já que o controle atual é feito usando várias instâncias da calculadora do celular.</text:p>
      <text:p text:style-name="P1"/>
      <text:p text:style-name="P1">Enviar nota por email?</text:p>
      <text:p text:style-name="P1"/>
      <text:p text:style-name="P1">Não vende fiado mas tem uma pequena base de clientes onde se abre exceções e seria ter um controle de quando pagar e caso fosse preciso adicionar juros.</text:p>
      <text:p text:style-name="P1"/>
      <text:p text:style-name="P1">Ao final de cada dia é bom ter um balanço do que entrou e saiu já que esse controle praticamente não existe. Outro balanço que seria bom seria o semanal e mensal.</text:p>
      <text:p text:style-name="P1"/>
      <text:p text:style-name="P1">2 - Café / Pastelaria</text:p>
      <text:p text:style-name="P1">Negócio de pequeno porte familiar</text:p>
      <text:p text:style-name="P1">Funciona apenas durante a noite</text:p>
      <text:p text:style-name="P1"/>
      <text:p text:style-name="P1">Os clientes chegam e fazem o seu pedido, os pedidos são anotados em comandas em que se é feita uma cópia antes de ir para a cozinha como forma de controle.</text:p>
      <text:p text:style-name="P1"/>
      <text:p text:style-name="P1">As mesas não são numeradas e todo o controle dos pedidos são feitos apenas pela noção de qual foi a mesa que pediu e caso tenha alguém conhecido na mesa por seu nome.</text:p>
      <text:p text:style-name="P1"/>
      <text:p text:style-name="P1">Cada vez que o cliente faz um novo pedido este é anotado na comanda que foi feita a cópia anteriormente.</text:p>
      <text:p text:style-name="P1"/>
      <text:p text:style-name="P1">O negócio informalmente não aceita vender "fiado", mas é aberto exceções a clientes que costumam fazer pedidos com freqüência ou mais próximos ao donos. Essa lista é mantida anotada em um caderno.</text:p>
      <text:p text:style-name="P1"/>
      <text:p text:style-name="P1">Para a maioria dos produtos no stock há um dia em que os fornecedores fazem a entrega, os demais são feitos com base na necessidade e não havendo um histórico desses prévios para poder ser projetado uma base.</text:p>
      <text:p text:style-name="P1"/>
      <text:p text:style-name="P1"><text:soft-page-break/>O pagamento dos funcionários e o aluguel tem uma data específica em cada mês, já as outras contas são pagas sob demanda e o histórico que é guardado são na forma de papéis já pag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5" meta:word-count="358" meta:character-count="1934" meta:non-whitespace-character-count="1591"/>
    <meta:generator>LibreOfficeDev/5.1.0.3$Linux_X86_64 LibreOffice_project/</meta:generator>
  </office:meta>
</office:document-meta>
</file>